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63.7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9.3mm"/>
    </style:style>
    <style:style style:name="co5" style:family="table-column">
      <style:table-column-properties fo:break-before="auto" style:column-width="20.5mm"/>
    </style:style>
    <style:style style:name="co6" style:family="table-column">
      <style:table-column-properties fo:break-before="auto" style:column-width="10.16mm"/>
    </style:style>
    <style:style style:name="co7" style:family="table-column">
      <style:table-column-properties fo:break-before="auto" style:column-width="84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9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 style:data-style-name="N33">
      <style:table-cell-properties fo:background-color="#e8f2a1"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3"/>
    <style:style style:name="ce3" style:family="table-cell" style:parent-style-name="Default" style:data-style-name="N41"/>
    <style:style style:name="ce4" style:family="table-cell" style:parent-style-name="Default" style:data-style-name="N109">
      <style:table-cell-properties fo:background-color="#e8f2a1"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9"/>
    <style:style style:name="ce6" style:family="table-cell" style:parent-style-name="Default" style:data-style-name="N0"/>
    <style:style style:name="ce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e8f2a1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36"/>
    <style:style style:name="ce1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atetim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変換系</text:p>
          </table:table-cell>
          <table:table-cell table:style-name="ce4" office:value-type="string" calcext:value-type="string">
            <text:p>取得系</text:p>
          </table:table-cell>
        </table:table-row>
        <table:table-row table:style-name="ro1">
          <table:table-cell table:style-name="ce2" table:formula="of:=DATE(2020;1;2)" office:value-type="date" office:date-value="2020-01-02" calcext:value-type="date">
            <text:p>1月2日</text:p>
          </table:table-cell>
          <table:table-cell table:style-name="ce5" table:formula="of:=NOW()" office:value-type="date" office:date-value="2020-10-15T13:45:50.580015" calcext:value-type="date">
            <text:p>2020/10/15 13:45</text:p>
          </table:table-cell>
        </table:table-row>
        <table:table-row table:style-name="ro1">
          <table:table-cell table:style-name="ce3" table:formula="of:=TIME(12;34;56)" office:value-type="time" office:time-value="PT12H34M56S" calcext:value-type="time">
            <text:p>12:34:56</text:p>
          </table:table-cell>
          <table:table-cell table:style-name="ce2" table:formula="of:=TODAY()" office:value-type="date" office:date-value="2020-10-15" calcext:value-type="date">
            <text:p>10月15日</text:p>
          </table:table-cell>
        </table:table-row>
        <table:table-row table:style-name="ro1">
          <table:table-cell table:formula="of:=DATEVALUE(&quot;2020-10-05&quot;)" office:value-type="float" office:value="44109" calcext:value-type="float">
            <text:p>44109</text:p>
          </table:table-cell>
          <table:table-cell table:formula="of:=YEAR(NOW())" office:value-type="float" office:value="2020" calcext:value-type="float">
            <text:p>2020</text:p>
          </table:table-cell>
        </table:table-row>
        <table:table-row table:style-name="ro1">
          <table:table-cell table:formula="of:=TIMEVALUE(&quot;12:34:56&quot;)" office:value-type="float" office:value="0.524259259259259" calcext:value-type="float">
            <text:p>0.524259259259259</text:p>
          </table:table-cell>
          <table:table-cell table:formula="of:=MONTH(NOW()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6" table:formula="of:=DAY(NOW())" office:value-type="float" office:value="15" calcext:value-type="float">
            <text:p>15</text:p>
          </table:table-cell>
        </table:table-row>
        <table:table-row table:style-name="ro1">
          <table:table-cell/>
          <table:table-cell table:formula="of:=HOUR(NOW())" office:value-type="float" office:value="13" calcext:value-type="float">
            <text:p>13</text:p>
          </table:table-cell>
        </table:table-row>
        <table:table-row table:style-name="ro1">
          <table:table-cell/>
          <table:table-cell table:formula="of:=MINUTE(NOW())" office:value-type="float" office:value="45" calcext:value-type="float">
            <text:p>45</text:p>
          </table:table-cell>
        </table:table-row>
        <table:table-row table:style-name="ro1">
          <table:table-cell/>
          <table:table-cell table:formula="of:=SECOND(NOW())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WEEKDAY(0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WEEKNUM(NOW();150)" office:value-type="float" office:value="42" calcext:value-type="float">
            <text:p>42</text:p>
          </table:table-cell>
        </table:table-row>
        <table:table-row table:style-name="ro1">
          <table:table-cell/>
          <table:table-cell table:formula="of:=WEEKNUM(NOW();150)" office:value-type="float" office:value="42" calcext:value-type="float">
            <text:p>42</text:p>
          </table:table-cell>
        </table:table-row>
      </table:table>
      <table:table table:name="term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row table:style-name="ro1">
          <table:table-cell table:style-name="ce7" office:value-type="string" calcext:value-type="string">
            <text:p>関数</text:p>
          </table:table-cell>
          <table:table-cell table:style-name="ce9" office:value-type="string" calcext:value-type="string">
            <text:p>実践</text:p>
          </table:table-cell>
          <table:table-cell table:style-name="ce9" office:value-type="string" calcext:value-type="string">
            <text:p>引数</text:p>
          </table:table-cell>
          <table:table-cell table:style-name="ce9" office:value-type="string" calcext:value-type="string">
            <text:p>概要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 table:number-columns-spanned="1" table:number-rows-spanned="6">
            <text:p>DATEDIF</text:p>
          </table:table-cell>
          <table:table-cell table:formula="of:=DATEDIF(&quot;2000-01-01&quot;; &quot;2020-01-01&quot;; &quot;y&quot;)" office:value-type="float" office:value="20" calcext:value-type="float">
            <text:p>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開始日と終了日の間の満年数</text:p>
          </table:table-cell>
          <table:table-cell table:number-columns-repeated="4"/>
        </table:table-row>
        <table:table-row table:style-name="ro1">
          <table:covered-table-cell/>
          <table:table-cell table:formula="of:=DATEDIF(&quot;2000-01-01&quot;; &quot;2000-02-01&quot;; &quot;m&quot;)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開始日と終了日の間の満月数</text:p>
          </table:table-cell>
          <table:table-cell table:number-columns-repeated="4"/>
        </table:table-row>
        <table:table-row table:style-name="ro1">
          <table:covered-table-cell/>
          <table:table-cell table:formula="of:=DATEDIF(&quot;2000-01-01&quot;; &quot;2000-01-03&quot;; &quot;d&quot;)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開始日と終了日の間の満日数</text:p>
          </table:table-cell>
          <table:table-cell table:number-columns-repeated="4"/>
        </table:table-row>
        <table:table-row table:style-name="ro1">
          <table:covered-table-cell/>
          <table:table-cell table:formula="of:=DATEDIF(&quot;2000-01-01&quot;; &quot;2020-01-01&quot;; &quot;ym&quot;)" office:value-type="float" office:value="0" calcext:value-type="float">
            <text:p>0</text:p>
          </table:table-cell>
          <table:table-cell office:value-type="string" calcext:value-type="string">
            <text:p>ym</text:p>
          </table:table-cell>
          <table:table-cell office:value-type="string" calcext:value-type="string">
            <text:p>開始日と終了日の間の年の違いを考慮しない月数</text:p>
          </table:table-cell>
          <table:table-cell table:number-columns-repeated="4"/>
        </table:table-row>
        <table:table-row table:style-name="ro1">
          <table:covered-table-cell/>
          <table:table-cell table:formula="of:=DATEDIF(&quot;2000-01-01&quot;; &quot;2020-01-03&quot;; &quot;md&quot;)" office:value-type="float" office:value="2" calcext:value-type="float">
            <text:p>2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開始日と終了日の間の年と月の違いを考慮しない日数</text:p>
          </table:table-cell>
          <table:table-cell table:number-columns-repeated="4"/>
        </table:table-row>
        <table:table-row table:style-name="ro1">
          <table:covered-table-cell/>
          <table:table-cell table:formula="of:=DATEDIF(&quot;2000-01-01&quot;; &quot;2020-01-03&quot;; &quot;yd&quot;)" office:value-type="float" office:value="2" calcext:value-type="float">
            <text:p>2</text:p>
          </table:table-cell>
          <table:table-cell office:value-type="string" calcext:value-type="string">
            <text:p>yd</text:p>
          </table:table-cell>
          <table:table-cell office:value-type="string" calcext:value-type="string">
            <text:p>開始日と終了日の間の年の違いを考慮しない日数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 table:number-columns-spanned="1" table:number-rows-spanned="2">
            <text:p>DAYS</text:p>
          </table:table-cell>
          <table:table-cell table:formula="of:=DAYS(&quot;2000-01-03&quot;; &quot;2000-01-01&quot;)" office:value-type="float" office:value="2" calcext:value-type="float">
            <text:p>2</text:p>
          </table:table-cell>
          <table:table-cell office:value-type="string" calcext:value-type="string">
            <text:p>大,小</text:p>
          </table:table-cell>
          <table:table-cell table:number-columns-repeated="5"/>
        </table:table-row>
        <table:table-row table:style-name="ro1">
          <table:covered-table-cell/>
          <table:table-cell table:formula="of:=DAYS(&quot;2000-01-01&quot;; &quot;2000-01-03&quot;)" office:value-type="float" office:value="-2" calcext:value-type="float">
            <text:p>-2</text:p>
          </table:table-cell>
          <table:table-cell office:value-type="string" calcext:value-type="string">
            <text:p>小,大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YS360</text:p>
          </table:table-cell>
          <table:table-cell table:formula="of:=DAYS360(&quot;2020-10-15&quot;;NOW(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WORKDAYS</text:p>
          </table:table-cell>
          <table:table-cell table:formula="of:=NETWORKDAYS(&quot;2000-01-01&quot;; &quot;2000-01-15&quot;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WORKDAYS.INTL</text:p>
          </table:table-cell>
          <table:table-cell table:formula="of:=COM.MICROSOFT.NETWORKDAYS.INTL(&quot;2000-01-01&quot;; &quot;2000-01-15&quot;;;[.E12:.H12])" office:value-type="float" office:value="8" calcext:value-type="float">
            <text:p>8</text:p>
          </table:table-cell>
          <table:table-cell table:number-columns-repeated="2"/>
          <table:table-cell table:style-name="ce11" office:value-type="date" office:date-value="2000-01-01" calcext:value-type="date">
            <text:p>2000-01-01</text:p>
          </table:table-cell>
          <table:table-cell table:style-name="ce11" office:value-type="date" office:date-value="2000-01-02" calcext:value-type="date">
            <text:p>2000-01-02</text:p>
          </table:table-cell>
          <table:table-cell table:style-name="ce11" office:value-type="date" office:date-value="2000-01-03" calcext:value-type="date">
            <text:p>2000-01-03</text:p>
          </table:table-cell>
          <table:table-cell table:style-name="ce11" office:value-type="date" office:date-value="2000-01-04" calcext:value-type="date">
            <text:p>2000-01-04</text:p>
          </table:table-cell>
        </table:table-row>
        <table:table-row table:style-name="ro1">
          <table:table-cell office:value-type="string" calcext:value-type="string">
            <text:p>WORKDAY</text:p>
          </table:table-cell>
          <table:table-cell table:style-name="ce10" table:formula="of:=WORKDAY(&quot;2000-01-01&quot;; 15)" office:value-type="date" office:date-value="2000-01-21" calcext:value-type="date">
            <text:p>2000/01/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KDAY.INTL</text:p>
          </table:table-cell>
          <table:table-cell table:style-name="ce10" table:formula="of:=COM.MICROSOFT.WORKDAY.INTL(&quot;2000-01-01&quot;; 15; ;[.E14:.H14])" office:value-type="date" office:date-value="2000-01-25" calcext:value-type="date">
            <text:p>2000/01/25</text:p>
          </table:table-cell>
          <table:table-cell table:number-columns-repeated="2"/>
          <table:table-cell table:style-name="ce11" office:value-type="date" office:date-value="2000-01-01" calcext:value-type="date">
            <text:p>2000-01-01</text:p>
          </table:table-cell>
          <table:table-cell table:style-name="ce11" office:value-type="date" office:date-value="2000-01-02" calcext:value-type="date">
            <text:p>2000-01-02</text:p>
          </table:table-cell>
          <table:table-cell table:style-name="ce11" office:value-type="date" office:date-value="2000-01-03" calcext:value-type="date">
            <text:p>2000-01-03</text:p>
          </table:table-cell>
          <table:table-cell table:style-name="ce11" office:value-type="date" office:date-value="2000-01-04" calcext:value-type="date">
            <text:p>2000-01-04</text:p>
          </table:table-cell>
        </table:table-row>
        <table:table-row table:style-name="ro1">
          <table:table-cell office:value-type="string" calcext:value-type="string">
            <text:p>YEARFRAC</text:p>
          </table:table-cell>
          <table:table-cell table:formula="of:=YEARFRAC(&quot;2008-01-01&quot;; &quot;2008-07-01&quot;;0)" office:value-type="float" office:value="0.5" calcext:value-type="float">
            <text:p>0.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5T13:05:40.791434128</meta:creation-date>
    <dc:date>2020-10-15T13:46:00.013177020</dc:date>
    <meta:editing-duration>PT29M19S</meta:editing-duration>
    <meta:editing-cycles>1</meta:editing-cycles>
    <meta:document-statistic meta:table-count="2" meta:cell-count="65" meta:object-count="0"/>
    <meta:generator>LibreOffice/6.1.5.2$Linux_ARM_EABI LibreOffice_project/10$Build-2</meta:generator>
  </office:meta>
</office:document-meta>
</file>